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Варистор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TC, разъем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Zene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VA arm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ApAmp, X2, R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2sd104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Banan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Pot10k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VAmeter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LBP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SUMM</text:p>
          </table:table-cell>
          <table:table-cell table:formula="of:=SUM([.B1:.B10])" office:value-type="float" office:value="3600" calcext:value-type="float">
            <text:p>360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box5pcs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24V 12A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00.00.0000</text:date>, <text:time style:data-style-name="N2" text:time-value="18:41:20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1S</meta:editing-duration>
    <meta:editing-cycles>7</meta:editing-cycles>
    <meta:generator>LibreOffice/5.2.2.2$Windows_x86 LibreOffice_project/8f96e87c890bf8fa77463cd4b640a2312823f3ad</meta:generator>
    <dc:date>2020-12-26T18:43:38.324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